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232"/>
    </style:style>
    <style:style style:name="T1" style:family="text">
      <style:text-properties officeooo:rsid="00167c62"/>
    </style:style>
    <style:style style:name="T2" style:family="text">
      <style:text-properties officeooo:rsid="00169b6d"/>
    </style:style>
    <style:style style:name="T3" style:family="text">
      <style:text-properties officeooo:rsid="00172799"/>
    </style:style>
    <style:style style:name="T4" style:family="text">
      <style:text-properties officeooo:rsid="001aaf65"/>
    </style:style>
    <style:style style:name="T5" style:family="text">
      <style:text-properties officeooo:rsid="001d07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 &lt;ros.h&gt; <text:s text:c="72"/>//ROS library</text:p>
      <text:p text:style-name="P1">#include &lt;std_msgs/Bool.h&gt; <text:s text:c="53"/>//<text:span text:style-name="T2">imports a</text:span><text:span text:style-name="T1">l</text:span>l Standard Messages needed and the data type of the topic's message being <text:tab/><text:tab/><text:tab/><text:tab/><text:tab/><text:tab/><text:tab/><text:tab/> <text:s text:c="5"/>// published in order to receive it as subscriber (Bool <text:span text:style-name="T2">type</text:span>)</text:p>
      <text:p text:style-name="P1">#include &lt;Adafruit_NeoPixel.h&gt; <text:s text:c="3"/><text:tab/><text:tab/><text:tab/><text:tab/> <text:s text:c="5"/>// <text:span text:style-name="T2">library needed to control the specific LED being used in this particular case</text:span></text:p>
      <text:p text:style-name="P1"><text:tab/><text:tab/><text:tab/><text:tab/><text:tab/><text:tab/><text:tab/><text:tab/> <text:s text:c="5"/>// <text:span text:style-name="T2">it enables the use of</text:span> <text:span text:style-name="T2">the</text:span> <text:span text:style-name="T2">pixels’ control</text:span> <text:s text:c="44"/></text:p>
      <text:p text:style-name="P1">#define PIN 6</text:p>
      <text:p text:style-name="P1">#define NUM_PIXELS <text:span text:style-name="T2">6</text:span>3<text:tab/><text:tab/><text:tab/><text:tab/><text:tab/> <text:s text:c="5"/>// <text:span text:style-name="T2">to adjust according to the LED-chain</text:span></text:p>
      <text:p text:style-name="P1"/>
      <text:p text:style-name="P1">Adafruit_NeoPixel pixels = Adafruit_NeoPixel(NUM_PIXELS, PIN, NEO_GRB + NEO_KHZ800);</text:p>
      <text:p text:style-name="P1"/>
      <text:p text:style-name="P1">ros::NodeHandle <text:s/>nh; <text:s text:c="28"/><text:tab/><text:tab/> <text:s text:c="17"/>//The ROS-Node-Handler is need<text:span text:style-name="T1">ed </text:span>to <text:span text:style-name="T1">access</text:span> the data and/or libraries that we use from <text:tab/><text:tab/><text:tab/><text:tab/><text:tab/><text:tab/><text:tab/><text:tab/> <text:s text:c="5"/>//ROS (it is <text:span text:style-name="T3">tied</text:span> t<text:span text:style-name="T3">o </text:span>ros.h)</text:p>
      <text:p text:style-name="P1"/>
      <text:p text:style-name="P1">void messageCb( const std_msgs::Bool&amp; led_ctrl){ <text:s text:c="17"/>//<text:span text:style-name="T2">T</text:span>his function <text:span text:style-name="T2">i</text:span><text:span text:style-name="T3">s</text:span><text:span text:style-name="T2"> r</text:span>esponsible for the interrupt <text:span text:style-name="T2">of the loop. It</text:span> saves the received message <text:tab/><text:tab/><text:tab/><text:tab/><text:tab/><text:tab/><text:tab/><text:tab/> <text:s text:c="5"/>//into led_ctrl. led_ctrl is a bust variable, <text:span text:style-name="T3">m</text:span>eaning that we need ”<text:span text:style-name="T3">l</text:span>ed_ctrl.data” to access <text:tab/><text:tab/><text:tab/><text:tab/><text:tab/><text:tab/><text:tab/><text:tab/> <text:s text:c="5"/>//its content</text:p>
      <text:p text:style-name="P1"><text:s text:c="2"/>if(led_ctrl.data == 0){<text:tab/><text:tab/><text:tab/><text:tab/><text:tab/> <text:s text:c="5"/>// <text:span text:style-name="T3">actual specific code according to the functionality needed</text:span></text:p>
      <text:p text:style-name="P1"><text:s text:c="4"/>pixels.begin();</text:p>
      <text:p text:style-name="P1"><text:s text:c="4"/>pixels.setPixelColor(0, pixels.Color(255, 0, 0));</text:p>
      <text:p text:style-name="P1"><text:s text:c="4"/>pixels.setPixelColor(1, pixels.Color( 255, 0, 0));</text:p>
      <text:p text:style-name="P1"><text:s text:c="4"/>pixels.setPixelColor(2, pixels.Color( 255, 0, 0));</text:p>
      <text:p text:style-name="P1"><text:s text:c="4"/>pixels.show();</text:p>
      <text:p text:style-name="P1"><text:s text:c="2"/>}</text:p>
      <text:p text:style-name="P1"><text:s text:c="2"/>else{</text:p>
      <text:p text:style-name="P1"><text:s text:c="4"/>pixels.begin();</text:p>
      <text:p text:style-name="P1"><text:s text:c="4"/>pixels.setPixelColor(0, pixels.Color(255, 0, 0));</text:p>
      <text:p text:style-name="P1"><text:s text:c="4"/>pixels.setPixelColor(1, pixels.Color( 255, 0, 0));</text:p>
      <text:p text:style-name="P1"><text:s text:c="4"/>pixels.setPixelColor(2, pixels.Color( 255, 0, 0));</text:p>
      <text:p text:style-name="P1"><text:s text:c="4"/>pixels.show();</text:p>
      <text:p text:style-name="P1"><text:s text:c="2"/>}</text:p>
      <text:p text:style-name="P1">}</text:p>
      <text:p text:style-name="P1"/>
      <text:p text:style-name="P1"><text:soft-page-break/>ros::Subscriber&lt;std_msgs::Bool&gt; sub("steuerung", &amp;messageCb ); <text:s text:c="5"/>//Subscribes to a Boolean type topic called "steuerung", which will <text:tab/><text:tab/><text:tab/><text:tab/><text:tab/><text:tab/><text:tab/><text:tab/><text:tab/><text:tab/><text:tab/> <text:s text:c="5"/>//be created by ROS. As soon as something has been published on that topic</text:p>
      <text:p text:style-name="P1"><text:s text:c="112"/>// the subscriber will be notified and he will call the function "messageCb". </text:p>
      <text:p text:style-name="P1"><text:tab/><text:tab/><text:tab/><text:tab/><text:tab/><text:tab/><text:tab/><text:tab/><text:tab/> <text:s text:c="5"/></text:p>
      <text:p text:style-name="P1">void setup()</text:p>
      <text:p text:style-name="P1">{ </text:p>
      <text:p text:style-name="P1"><text:s text:c="2"/>pinMode(6, OUTPUT);</text:p>
      <text:p text:style-name="P1"><text:s text:c="2"/></text:p>
      <text:p text:style-name="P1"/>
      <text:p text:style-name="P1"><text:s text:c="2"/>nh.initNode();</text:p>
      <text:p text:style-name="P1"><text:s text:c="2"/>nh.subscribe(sub);</text:p>
      <text:p text:style-name="P1">}</text:p>
      <text:p text:style-name="P1"/>
      <text:p text:style-name="P1">void loop()</text:p>
      <text:p text:style-name="P1">{ <text:s/></text:p>
      <text:p text:style-name="P1"><text:s text:c="2"/>nh.spinOnce(); <text:s text:c="68"/><text:tab/> <text:s text:c="2"/>// <text:span text:style-name="T4">the l</text:span>ooping starts after initializing the NodeHandle nd and the subscriber. It <text:tab/><text:tab/><text:tab/><text:tab/><text:tab/><text:tab/><text:tab/><text:tab/><text:tab/><text:tab/> <text:s text:c="2"/>//keeps looking whether there is a data being published onto that particular topic</text:p>
      <text:p text:style-name="P1"><text:s text:c="2"/>delay(1); <text:s text:c="72"/><text:tab/> <text:s text:c="14"/>// <text:span text:style-name="T5">and i</text:span>t keeps checking every 1 ms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0:12:19.717835949</meta:creation-date>
    <dc:date>2021-11-12T14:20:44.157204149</dc:date>
    <meta:editing-duration>PT18M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72" meta:character-count="2655" meta:non-whitespace-character-count="1695"/>
  </office:meta>
</office:document-meta>
</file>